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5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Hostname*</text:p>
          </table:table-cell>
          <table:table-cell office:value-type="string">
            <text:p>IP address</text:p>
          </table:table-cell>
          <table:table-cell office:value-type="string">
            <text:p>DNS</text:p>
          </table:table-cell>
          <table:table-cell office:value-type="string">
            <text:p>Interface</text:p>
          </table:table-cell>
          <table:table-cell office:value-type="string">
            <text:p>Port</text:p>
          </table:table-cell>
          <table:table-cell office:value-type="string">
            <text:p>Group ID*</text:p>
          </table:table-cell>
          <table:table-cell office:value-type="string">
            <text:p>Template ID</text:p>
          </table:table-cell>
          <table:table-cell office:value-type="string">
            <text:p>Proxy ID</text:p>
          </table:table-cell>
        </table:table-row>
        <table:table-row table:style-name="ro1">
          <table:table-cell office:value-type="string">
            <text:p>Host agent</text:p>
          </table:table-cell>
          <table:table-cell office:value-type="string">
            <text:p>127.0.0.2</text:p>
          </table:table-cell>
          <table:table-cell/>
          <table:table-cell office:value-type="string">
            <text:p>Agent</text:p>
          </table:table-cell>
          <table:table-cell/>
          <table:table-cell office:value-type="float" office:value="2">
            <text:p>2</text:p>
          </table:table-cell>
          <table:table-cell office:value-type="float" office:value="10001">
            <text:p>10001</text:p>
          </table:table-cell>
          <table:table-cell/>
        </table:table-row>
        <table:table-row table:style-name="ro1">
          <table:table-cell office:value-type="string">
            <text:p>Host SNMPv1</text:p>
          </table:table-cell>
          <table:table-cell office:value-type="string">
            <text:p>127.0.0.3</text:p>
          </table:table-cell>
          <table:table-cell/>
          <table:table-cell office:value-type="string">
            <text:p>SNMPv1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Host SNMPv2</text:p>
          </table:table-cell>
          <table:table-cell office:value-type="string">
            <text:p>127.0.0.4</text:p>
          </table:table-cell>
          <table:table-cell office:value-type="string">
            <text:p>example.com</text:p>
          </table:table-cell>
          <table:table-cell office:value-type="string">
            <text:p>SNMPv2</text:p>
          </table:table-cell>
          <table:table-cell/>
          <table:table-cell office:value-type="float" office:value="6">
            <text:p>6</text:p>
          </table:table-cell>
          <table:table-cell office:value-type="float" office:value="10418">
            <text:p>10418</text:p>
          </table:table-cell>
          <table:table-cell/>
        </table:table-row>
        <table:table-row table:style-name="ro1">
          <table:table-cell office:value-type="string">
            <text:p>Host SNMPv3</text:p>
          </table:table-cell>
          <table:table-cell/>
          <table:table-cell office:value-type="string">
            <text:p>example.com</text:p>
          </table:table-cell>
          <table:table-cell office:value-type="string">
            <text:p>SNMPv3</text:p>
          </table:table-cell>
          <table:table-cell/>
          <table:table-cell office:value-type="float" office:value="6">
            <text:p>6</text:p>
          </table:table-cell>
          <table:table-cell office:value-type="float" office:value="10422">
            <text:p>10422</text:p>
          </table:table-cell>
          <table:table-cell/>
        </table:table-row>
        <table:table-row table:style-name="ro1">
          <table:table-cell office:value-type="string">
            <text:p>Host JMX</text:p>
          </table:table-cell>
          <table:table-cell/>
          <table:table-cell office:value-type="string">
            <text:p>example.com</text:p>
          </table:table-cell>
          <table:table-cell office:value-type="string">
            <text:p>JMX</text:p>
          </table:table-cell>
          <table:table-cell office:value-type="float" office:value="8723">
            <text:p>8723</text:p>
          </table:table-cell>
          <table:table-cell office:value-type="float" office:value="2">
            <text:p>2</text:p>
          </table:table-cell>
          <table:table-cell office:value-type="float" office:value="10381">
            <text:p>10381</text:p>
          </table:table-cell>
          <table:table-cell/>
        </table:table-row>
        <table:table-row table:style-name="ro1">
          <table:table-cell office:value-type="string">
            <text:p>Host IPMI</text:p>
          </table:table-cell>
          <table:table-cell office:value-type="string">
            <text:p>127.0.0.5</text:p>
          </table:table-cell>
          <table:table-cell/>
          <table:table-cell office:value-type="string">
            <text:p>IPMI</text:p>
          </table:table-cell>
          <table:table-cell office:value-type="float" office:value="3425">
            <text:p>3425</text:p>
          </table:table-cell>
          <table:table-cell office:value-type="float" office:value="4">
            <text:p>4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number-style style:name="N117">
      <number:number number:decimal-places="0" number:min-integer-digits="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17">17.03.2024</text:date>, <text:time>14:5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24S</meta:editing-duration>
    <meta:editing-cycles>3</meta:editing-cycles>
    <meta:generator>OpenOffice/4.1.15$Win32 OpenOffice.org_project/4115m2$Build-9813</meta:generator>
    <dc:date>2024-03-17T14:54:30.32</dc:date>
    <meta:document-statistic meta:table-count="3" meta:cell-count="39" meta:object-count="0"/>
    <meta:user-defined meta:name="Info 1"/>
    <meta:user-defined meta:name="Info 2"/>
    <meta:user-defined meta:name="Info 3"/>
    <meta:user-defined meta:name="Info 4"/>
  </office:meta>
</office:document-meta>
</file>